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19.0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72cm"/>
    </style:style>
    <style:style style:name="gr5" style:family="graphic" style:parent-style-name="objectwithoutfill">
      <style:graphic-properties svg:stroke-color="#3fbe3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6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264cm"/>
    </style:style>
    <style:style style:name="gr8" style:family="graphic" style:parent-style-name="objectwithoutfill">
      <style:graphic-properties svg:stroke-color="#3f3fbe" draw:fill="none" draw:textarea-vertical-align="middle"/>
    </style:style>
    <style:style style:name="gr9" style:family="graphic" style:parent-style-name="objectwithoutfill">
      <style:graphic-properties svg:stroke-color="#7e2bd2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e3fbe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23cm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04cm" fo:min-width="9.489cm"/>
    </style:style>
    <style:style style:name="gr15" style:family="graphic" style:parent-style-name="objectwithoutfill">
      <style:graphic-properties svg:stroke-color="#9f9e5f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496cm"/>
    </style:style>
    <style:style style:name="gr17" style:family="graphic" style:parent-style-name="objectwithoutfill">
      <style:graphic-properties svg:stroke-color="#5f9f5f" draw:fill="none" draw:fill-color="#ff000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528cm"/>
    </style:style>
    <style:style style:name="gr19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color="#003f40"/>
    </style:style>
    <style:style style:name="P5" style:family="paragraph">
      <loext:graphic-properties draw:fill="none" draw:fill-color="#ffffff"/>
      <style:text-properties fo:color="#3fbe3f"/>
    </style:style>
    <style:style style:name="P6" style:family="paragraph">
      <loext:graphic-properties draw:fill="none" draw:fill-color="#ffffff"/>
      <style:text-properties fo:color="#d02bd2"/>
    </style:style>
    <style:style style:name="P7" style:family="paragraph">
      <loext:graphic-properties draw:fill="none" draw:fill-color="#ffffff"/>
      <style:text-properties fo:color="#7e3fbe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loext:graphic-properties draw:fill="none" draw:fill-color="#ff0000"/>
      <style:text-properties fo:color="#ff0000"/>
    </style:style>
    <style:style style:name="P10" style:family="paragraph">
      <loext:graphic-properties draw:fill="none" draw:fill-color="#ffffff"/>
      <style:text-properties fo:color="#9f9e5f"/>
    </style:style>
    <style:style style:name="P11" style:family="paragraph">
      <loext:graphic-properties draw:fill="none" draw:fill-color="#ff0000"/>
      <style:paragraph-properties fo:text-align="center"/>
      <style:text-properties fo:color="#7e9f5f"/>
    </style:style>
    <style:style style:name="P12" style:family="paragraph">
      <loext:graphic-properties draw:fill="none" draw:fill-color="#ffffff"/>
      <style:text-properties fo:color="#5f9f5f"/>
    </style:style>
    <style:style style:name="P13" style:family="paragraph">
      <loext:graphic-properties draw:fill="none" draw:fill-color="#ff0000"/>
      <style:paragraph-properties fo:text-align="center"/>
    </style:style>
    <style:style style:name="T1" style:family="text">
      <style:text-properties fo:color="#3fbe3f"/>
    </style:style>
    <style:style style:name="T2" style:family="text">
      <style:text-properties fo:color="#7e3fbe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9f9e5f"/>
    </style:style>
    <style:style style:name="T6" style:family="text">
      <style:text-properties fo:color="#5f9f5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667cm" svg:x="4.048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2.667cm" svg:x="1cm" svg:y="20.17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22.907cm" svg:x2="20.59cm" svg:y2="22.907cm">
          <text:p/>
        </draw:line>
        <draw:frame draw:style-name="gr4" draw:text-style-name="P3" draw:layer="layout" svg:width="9.172cm" svg:height="0.954cm" svg:x="3.667cm" svg:y="23.098cm">
          <draw:text-box>
            <text:p>Bottom Zaber Travel Range : 0</text:p>
          </draw:text-box>
        </draw:frame>
        <draw:line draw:style-name="gr5" draw:text-style-name="P4" draw:layer="layout" svg:x1="1cm" svg:y1="17.256cm" svg:x2="20.59cm" svg:y2="17.256cm">
          <text:p/>
        </draw:line>
        <draw:frame draw:style-name="gr6" draw:text-style-name="P5" draw:layer="layout" svg:width="16.965cm" svg:height="0.954cm" svg:x="3.182cm" svg:y="17.572cm">
          <draw:text-box>
            <text:p><text:span text:style-name="T1">Operating limit and MM Command: 62000-Wafer thickness</text:span></text:p>
          </draw:text-box>
        </draw:frame>
        <draw:frame draw:style-name="gr7" draw:text-style-name="P6" draw:layer="layout" svg:width="10.764cm" svg:height="0.954cm" svg:x="6.162cm" svg:y="1.189cm">
          <draw:text-box>
            <text:p>EVERYTHING IN NATURAL UNITS </text:p>
          </draw:text-box>
        </draw:frame>
        <draw:line draw:style-name="gr8" draw:text-style-name="P2" draw:layer="layout" svg:x1="1cm" svg:y1="8.493cm" svg:x2="20.59cm" svg:y2="8.493cm">
          <text:p/>
        </draw:line>
        <draw:line draw:style-name="gr9" draw:text-style-name="P2" draw:layer="layout" svg:x1="19.415cm" svg:y1="18.399cm" svg:x2="19.415cm" svg:y2="20.304cm">
          <text:p/>
        </draw:line>
        <draw:line draw:style-name="gr10" draw:text-style-name="P2" draw:layer="layout" svg:x1="19.415cm" svg:y1="24.368cm" svg:x2="19.415cm" svg:y2="22.971cm">
          <text:p/>
        </draw:line>
        <draw:frame draw:style-name="gr11" draw:text-style-name="P7" draw:layer="layout" svg:width="7.656cm" svg:height="0.954cm" svg:x="13.192cm" svg:y="20.366cm">
          <draw:text-box>
            <text:p><text:span text:style-name="T2">Wafer thickness: </text:span></text:p>
          </draw:text-box>
        </draw:frame>
        <draw:frame draw:style-name="gr12" draw:text-style-name="P8" draw:layer="layout" svg:width="6.623cm" svg:height="0.954cm" svg:x="10.125cm" svg:y="7.604cm">
          <draw:text-box>
            <text:p><text:span text:style-name="T3">Needle Height: 75765</text:span></text:p>
          </draw:text-box>
        </draw:frame>
        <draw:line draw:style-name="gr13" draw:text-style-name="P2" draw:layer="layout" svg:x1="1cm" svg:y1="7.604cm" svg:x2="20.431cm" svg:y2="7.604cm">
          <text:p/>
        </draw:line>
        <draw:frame draw:style-name="gr14" draw:text-style-name="P9" draw:layer="layout" svg:width="9.989cm" svg:height="0.954cm" svg:x="6.302cm" svg:y="6.461cm">
          <draw:text-box>
            <text:p><text:span text:style-name="T4">Hard limit: 78090-Wafer thickness</text:span></text:p>
          </draw:text-box>
        </draw:frame>
        <draw:line draw:style-name="gr15" draw:text-style-name="P2" draw:layer="layout" svg:x1="1cm" svg:y1="11.16cm" svg:x2="20.59cm" svg:y2="11.16cm">
          <text:p/>
        </draw:line>
        <draw:custom-shape draw:style-name="gr1" draw:text-style-name="P1" draw:layer="layout" svg:width="2.794cm" svg:height="2.667cm" svg:x="1cm" svg:y="8.49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10.017cm" svg:x2="20.59cm" svg:y2="10.017cm">
          <text:p/>
        </draw:line>
        <draw:frame draw:style-name="gr16" draw:text-style-name="P10" draw:layer="layout" svg:width="11.996cm" svg:height="0.954cm" svg:x="6.08cm" svg:y="10.079cm">
          <draw:text-box>
            <text:p><text:span text:style-name="T5">Nominal Contact: 75765-Wafer thickness</text:span></text:p>
          </draw:text-box>
        </draw:frame>
        <draw:frame draw:style-name="gr11" draw:text-style-name="P3" draw:layer="layout" svg:width="3.249cm" svg:height="0.954cm" svg:x="16.547cm" svg:y="8.555cm">
          <draw:text-box>
            <text:p>Overdrive</text:p>
          </draw:text-box>
        </draw:frame>
        <draw:line draw:style-name="gr17" draw:text-style-name="P11" draw:layer="layout" svg:x1="1cm" svg:y1="4.175cm" svg:x2="20.59cm" svg:y2="4.048cm">
          <text:p/>
        </draw:line>
        <draw:frame draw:style-name="gr18" draw:text-style-name="P12" draw:layer="layout" svg:width="9.028cm" svg:height="0.954cm" svg:x="6.334cm" svg:y="3.032cm">
          <draw:text-box>
            <text:p><text:span text:style-name="T6">Zaber max travel limit: 209974</text:span></text:p>
          </draw:text-box>
        </draw:frame>
        <draw:line draw:style-name="gr19" draw:text-style-name="P13" draw:layer="layout" svg:x1="19.796cm" svg:y1="7.35cm" svg:x2="19.796cm" svg:y2="10.017cm">
          <text:p/>
        </draw:line>
        <draw:line draw:style-name="gr19" draw:text-style-name="P13" draw:layer="layout" svg:x1="19.796cm" svg:y1="12.684cm" svg:x2="19.796cm" svg:y2="11.16cm">
          <text:p/>
        </draw:line>
        <draw:custom-shape draw:style-name="gr1" draw:text-style-name="P1" draw:layer="layout" svg:width="2.794cm" svg:height="2.667cm" svg:x="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2.667cm" svg:x="1.381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2.667cm" svg:x="1.127cm" svg:y="4.9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6:21:35.537699022</meta:creation-date>
    <dc:date>2019-07-15T17:34:13.870296074</dc:date>
    <meta:editing-duration>PT21M2S</meta:editing-duration>
    <meta:editing-cycles>6</meta:editing-cycles>
    <meta:generator>LibreOffice/5.3.6.1$Linux_X86_64 LibreOffice_project/30$Build-1</meta:generator>
    <meta:document-statistic meta:object-count="26"/>
  </office:meta>
</office:document-meta>
</file>